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771in" fo:margin-left="0.025in" table:align="left"/>
    </style:style>
    <style:style style:name="Table1.A" style:family="table-column">
      <style:table-column-properties style:column-width="1.3125in"/>
    </style:style>
    <style:style style:name="Table1.B" style:family="table-column">
      <style:table-column-properties style:column-width="1.3438in"/>
    </style:style>
    <style:style style:name="Table1.C" style:family="table-column">
      <style:table-column-properties style:column-width="1.333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7021in"/>
    </style:style>
    <style:style style:name="P1" style:family="paragraph" style:parent-style-name="Table_20_Contents">
      <style:text-properties officeooo:rsid="00029a74" officeooo:paragraph-rsid="00029a74"/>
    </style:style>
    <style:style style:name="P2" style:family="paragraph" style:parent-style-name="Table_20_Contents">
      <style:text-properties officeooo:rsid="0002cbdf" officeooo:paragraph-rsid="0002cbdf"/>
    </style:style>
    <style:style style:name="P3" style:family="paragraph" style:parent-style-name="Table_20_Contents">
      <style:text-properties officeooo:rsid="0003a6dd" officeooo:paragraph-rsid="0003a6dd"/>
    </style:style>
    <style:style style:name="P4" style:family="paragraph" style:parent-style-name="Table_20_Contents">
      <style:text-properties officeooo:rsid="0004ba3a" officeooo:paragraph-rsid="0004ba3a"/>
    </style:style>
    <style:style style:name="T1" style:family="text">
      <style:text-properties officeooo:rsid="0002cbdf"/>
    </style:style>
    <style:style style:name="T2" style:family="text">
      <style:text-properties officeooo:rsid="0003a6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2"/>
        <table:table-row table:style-name="TableLine100216032">
          <table:table-cell table:style-name="Table1.A1" office:value-type="string">
            <text:p text:style-name="P1">N°</text:p>
          </table:table-cell>
          <table:table-cell table:style-name="Table1.A1" office:value-type="string">
            <text:p text:style-name="P1">User Story</text:p>
          </table:table-cell>
          <table:table-cell table:style-name="Table1.A1" office:value-type="string">
            <text:p text:style-name="P1">Valeur / Importance</text:p>
          </table:table-cell>
          <table:table-cell table:style-name="Table1.A1" office:value-type="string">
            <text:p text:style-name="P1">Note</text:p>
          </table:table-cell>
          <table:table-cell table:style-name="Table1.E1" office:value-type="string">
            <text:p text:style-name="P1">Critère</text:p>
          </table:table-cell>
        </table:table-row>
        <table:table-row table:style-name="TableLine100216032"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En tant qu’utilisateur je souhaite voir <text:span text:style-name="T1">les différentes catégories de</text:span><text:span text:style-name="T2">s</text:span><text:span text:style-name="T1"> repas</text:span>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4 catégories :</text:p>
            <text:p text:style-name="P2">Entrées</text:p>
            <text:p text:style-name="P2">Plats</text:p>
            <text:p text:style-name="P2">Desserts</text:p>
            <text:p text:style-name="P2">Boissons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100216032"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En tant qu’utilisateur je souhaite accéder à toute la carte du restaurant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100216032"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En tant qu’utilisateur je souhaite avoir accès à la description du plat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Désignation du produit, description, prix, allergènes...</text:p>
          </table:table-cell>
          <table:table-cell table:style-name="Table1.E2" office:value-type="string">
            <text:p text:style-name="P2">Boeuf Bourguignon, Originaire de Bourgogne, 14.99,</text:p>
            <text:p text:style-name="P3">Céleri-Blé-Lait-Sulfite-Oeufs</text:p>
          </table:table-cell>
        </table:table-row>
        <table:table-row table:style-name="TableLine100216032"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En tant qu’utilisateur je souhaite consulter tout les plats dans une catégorie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4">Affichage en petite cases montrant la désignation du plats et son image.</text:p>
          </table:table-cell>
          <table:table-cell table:style-name="Table1.E2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En tant qu’administrateur j’aimerais ajouter, supprimer les produits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4">En tant qu’utilisateur je souhaite réserver des repas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p text:style-name="P4">7</text:p>
          </table:table-cell>
          <table:table-cell table:style-name="Table1.A2" office:value-type="string">
            <text:p text:style-name="P4">En tant qu’utilisateur je souhaite créer un compte </text:p>
          </table:table-cell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4T14:56:49.528360239</meta:creation-date>
    <dc:date>2020-11-14T15:44:56.898415072</dc:date>
    <meta:editing-duration>PT6M56S</meta:editing-duration>
    <meta:editing-cycles>1</meta:editing-cycles>
    <meta:document-statistic meta:table-count="1" meta:image-count="0" meta:object-count="0" meta:page-count="1" meta:paragraph-count="36" meta:word-count="126" meta:character-count="776" meta:non-whitespace-character-count="685"/>
    <meta:generator>LibreOffice/7.0.2.2$Linux_X86_64 LibreOffice_project/8349ace3c3162073abd90d81fd06dcfb6b36b994</meta:generator>
  </office:meta>
</office:document-meta>
</file>